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4cm"/>
      <style:text-properties fo:font-size="11pt" style:text-underline-style="solid" style:text-underline-width="auto" style:text-underline-color="font-color" fo:font-weight="bold" officeooo:rsid="000f43a3" officeooo:paragraph-rsid="000f43a3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0.4cm"/>
      <style:text-properties fo:font-size="9pt" style:text-underline-style="none" fo:font-weight="normal" officeooo:rsid="000f43a3" officeooo:paragraph-rsid="000f43a3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– 8</text:p>
      <text:p text:style-name="P2">-- DROP triggers, sequences, and tables if they exist (for a clean slate)</text:p>
      <text:p text:style-name="P2">BEGIN</text:p>
      <text:p text:style-name="P2"><text:s text:c="2"/>EXECUTE IMMEDIATE 'DROP TRIGGER trg_library_before_update';</text:p>
      <text:p text:style-name="P2">EXCEPTION WHEN OTHERS THEN NULL; END;</text:p>
      <text:p text:style-name="P2">/</text:p>
      <text:p text:style-name="P2">BEGIN</text:p>
      <text:p text:style-name="P2"><text:s text:c="2"/>EXECUTE IMMEDIATE 'DROP TRIGGER trg_library_before_delete';</text:p>
      <text:p text:style-name="P2">EXCEPTION WHEN OTHERS THEN NULL; END;</text:p>
      <text:p text:style-name="P2">/</text:p>
      <text:p text:style-name="P2">BEGIN</text:p>
      <text:p text:style-name="P2"><text:s text:c="2"/>EXECUTE IMMEDIATE 'DROP TRIGGER trg_library_audit_id';</text:p>
      <text:p text:style-name="P2">EXCEPTION WHEN OTHERS THEN NULL; END;</text:p>
      <text:p text:style-name="P2">/</text:p>
      <text:p text:style-name="P2">BEGIN</text:p>
      <text:p text:style-name="P2"><text:s text:c="2"/>EXECUTE IMMEDIATE 'DROP SEQUENCE library_audit_seq';</text:p>
      <text:p text:style-name="P2">EXCEPTION WHEN OTHERS THEN NULL; END;</text:p>
      <text:p text:style-name="P2">/</text:p>
      <text:p text:style-name="P2">BEGIN</text:p>
      <text:p text:style-name="P2"><text:s text:c="2"/>EXECUTE IMMEDIATE 'DROP TABLE Library_Audit PURGE';</text:p>
      <text:p text:style-name="P2">EXCEPTION WHEN OTHERS THEN NULL; END;</text:p>
      <text:p text:style-name="P2">/</text:p>
      <text:p text:style-name="P2">BEGIN</text:p>
      <text:p text:style-name="P2"><text:s text:c="2"/>EXECUTE IMMEDIATE 'DROP TABLE Library PURGE';</text:p>
      <text:p text:style-name="P2">EXCEPTION WHEN OTHERS THEN NULL; END;</text:p>
      <text:p text:style-name="P2">/</text:p>
      <text:p text:style-name="P2">-- 1. Create Library table</text:p>
      <text:p text:style-name="P2">CREATE TABLE Library (</text:p>
      <text:p text:style-name="P2"><text:s text:c="4"/>Book_ID NUMBER PRIMARY KEY,</text:p>
      <text:p text:style-name="P2"><text:s text:c="4"/>Title VARCHAR2(20),</text:p>
      <text:p text:style-name="P2"><text:s text:c="4"/>Author VARCHAR2(20),</text:p>
      <text:p text:style-name="P2"><text:s text:c="4"/>Published_Year NUMBER,</text:p>
      <text:p text:style-name="P2"><text:s text:c="4"/>Copies_Available NUMBER</text:p>
      <text:p text:style-name="P2">);</text:p>
      <text:p text:style-name="P2">-- 2. Create Library_Audit table</text:p>
      <text:p text:style-name="P2">CREATE TABLE Library_Audit (</text:p>
      <text:p text:style-name="P2"><text:s text:c="4"/>Audit_ID NUMBER PRIMARY KEY,</text:p>
      <text:p text:style-name="P2"><text:s text:c="4"/>Book_ID NUMBER,</text:p>
      <text:p text:style-name="P2"><text:s text:c="4"/>Title VARCHAR2(20),</text:p>
      <text:p text:style-name="P2"><text:s text:c="4"/>Author VARCHAR2(20),</text:p>
      <text:p text:style-name="P2"><text:s text:c="4"/>Published_Year NUMBER,</text:p>
      <text:p text:style-name="P2"><text:s text:c="4"/>Copies_Available NUMBER,</text:p>
      <text:p text:style-name="P2"><text:s text:c="4"/>Operation VARCHAR2(10),</text:p>
      <text:p text:style-name="P2"><text:s text:c="4"/>Audit_Timestamp TIMESTAMP DEFAULT SYSTIMESTAMP</text:p>
      <text:p text:style-name="P2">);</text:p>
      <text:p text:style-name="P2">-- 3. Create sequence for Audit_ID</text:p>
      <text:p text:style-name="P2">CREATE SEQUENCE library_audit_seq START WITH 1 INCREMENT BY 1 NOCACHE NOCYCLE;</text:p>
      <text:p text:style-name="P2">-- 4. Trigger to auto-populate Audit_ID from sequence</text:p>
      <text:p text:style-name="P2">CREATE OR REPLACE TRIGGER trg_library_audit_id</text:p>
      <text:p text:style-name="P2">BEFORE INSERT ON Library_Audit</text:p>
      <text:p text:style-name="P2">FOR EACH ROW</text:p>
      <text:p text:style-name="P2">BEGIN</text:p>
      <text:p text:style-name="P2"><text:s text:c="2"/>IF :NEW.Audit_ID IS NULL THEN</text:p>
      <text:p text:style-name="P2"><text:s text:c="4"/>SELECT library_audit_seq.NEXTVAL INTO :NEW.Audit_ID FROM dual;</text:p>
      <text:p text:style-name="P2"><text:s text:c="2"/>END IF;</text:p>
      <text:p text:style-name="P2">END;</text:p>
      <text:p text:style-name="P2">/</text:p>
      <text:p text:style-name="P2">-- 5. BEFORE UPDATE row-level trigger to audit old values</text:p>
      <text:p text:style-name="P2">CREATE OR REPLACE TRIGGER trg_library_before_update</text:p>
      <text:p text:style-name="P2">BEFORE UPDATE ON Library</text:p>
      <text:p text:style-name="P2">FOR EACH ROW</text:p>
      <text:p text:style-name="P2">BEGIN</text:p>
      <text:p text:style-name="P2"><text:s text:c="4"/>INSERT INTO Library_Audit (</text:p>
      <text:p text:style-name="P2"><text:s text:c="8"/>Book_ID,</text:p>
      <text:p text:style-name="P2"><text:soft-page-break/><text:s text:c="8"/>Title,</text:p>
      <text:p text:style-name="P2"><text:s text:c="8"/>Author,</text:p>
      <text:p text:style-name="P2"><text:s text:c="8"/>Published_Year,</text:p>
      <text:p text:style-name="P2"><text:s text:c="8"/>Copies_Available,</text:p>
      <text:p text:style-name="P2"><text:s text:c="8"/>Operation</text:p>
      <text:p text:style-name="P2"><text:s text:c="4"/>) VALUES (</text:p>
      <text:p text:style-name="P2"><text:s text:c="8"/>:OLD.Book_ID,</text:p>
      <text:p text:style-name="P2"><text:s text:c="8"/>:OLD.Title,</text:p>
      <text:p text:style-name="P2"><text:s text:c="8"/>:OLD.Author,</text:p>
      <text:p text:style-name="P2"><text:s text:c="8"/>:OLD.Published_Year,</text:p>
      <text:p text:style-name="P2"><text:s text:c="8"/>:OLD.Copies_Available,</text:p>
      <text:p text:style-name="P2"><text:s text:c="8"/>'UPDATE'</text:p>
      <text:p text:style-name="P2"><text:s text:c="4"/>);</text:p>
      <text:p text:style-name="P2">END;</text:p>
      <text:p text:style-name="P2">/</text:p>
      <text:p text:style-name="P2">-- 6. BEFORE DELETE row-level trigger to audit old values</text:p>
      <text:p text:style-name="P2">CREATE OR REPLACE TRIGGER trg_library_before_delete</text:p>
      <text:p text:style-name="P2">BEFORE DELETE ON Library</text:p>
      <text:p text:style-name="P2">FOR EACH ROW</text:p>
      <text:p text:style-name="P2">BEGIN</text:p>
      <text:p text:style-name="P2"><text:s text:c="4"/>INSERT INTO Library_Audit (</text:p>
      <text:p text:style-name="P2"><text:s text:c="8"/>Book_ID,</text:p>
      <text:p text:style-name="P2"><text:s text:c="8"/>Title,</text:p>
      <text:p text:style-name="P2"><text:s text:c="8"/>Author,</text:p>
      <text:p text:style-name="P2"><text:s text:c="8"/>Published_Year,</text:p>
      <text:p text:style-name="P2"><text:s text:c="8"/>Copies_Available,</text:p>
      <text:p text:style-name="P2"><text:s text:c="8"/>Operation</text:p>
      <text:p text:style-name="P2"><text:s text:c="4"/>) VALUES (</text:p>
      <text:p text:style-name="P2"><text:s text:c="8"/>:OLD.Book_ID,</text:p>
      <text:p text:style-name="P2"><text:s text:c="8"/>:OLD.Title,</text:p>
      <text:p text:style-name="P2"><text:s text:c="8"/>:OLD.Author,</text:p>
      <text:p text:style-name="P2"><text:s text:c="8"/>:OLD.Published_Year,</text:p>
      <text:p text:style-name="P2"><text:s text:c="8"/>:OLD.Copies_Available,</text:p>
      <text:p text:style-name="P2"><text:s text:c="8"/>'DELETE'</text:p>
      <text:p text:style-name="P2"><text:s text:c="4"/>);</text:p>
      <text:p text:style-name="P2">END;</text:p>
      <text:p text:style-name="P2">/</text:p>
      <text:p text:style-name="P2">-- 7. Insert sample data into Library (expanded dataset)</text:p>
      <text:p text:style-name="P2">INSERT INTO Library VALUES (1, 'The Hobbit', 'J.R.R. Tolkien', 1937, 5);</text:p>
      <text:p text:style-name="P2">INSERT INTO Library VALUES (2, '1984', 'George Orwell', 1949, 3);</text:p>
      <text:p text:style-name="P2">INSERT INTO Library VALUES (3, ' a Mockingbird', 'Harper Lee', 1960, 4);</text:p>
      <text:p text:style-name="P2">INSERT INTO Library VALUES (4, 'Pride and Prejudice', 'Jane Austen', 1813, 6);</text:p>
      <text:p text:style-name="P2">INSERT INTO Library VALUES (5, 'The Great Gatsby', 'F. Scott Fitzgerald', 1925, 2);</text:p>
      <text:p text:style-name="P2">INSERT INTO Library VALUES (6, 'Moby Dick', 'Herman Melville', 1851, 1);</text:p>
      <text:p text:style-name="P2">INSERT INTO Library VALUES (7, 'War and Peace', 'Leo Tolstoy', 1869, 3);</text:p>
      <text:p text:style-name="P2">INSERT INTO Library VALUES (8, 'Hamlet', 'William Shakespeare', 1603, 7);</text:p>
      <text:p text:style-name="P2">COMMIT;</text:p>
      <text:p text:style-name="P2">-- 8. Update a record to trigger audit</text:p>
      <text:p text:style-name="P2">UPDATE Library SET Copies_Available = 4 WHERE Book_ID = 1;</text:p>
      <text:p text:style-name="P2">COMMIT;</text:p>
      <text:p text:style-name="P2">-- 9. Delete a record to trigger audit</text:p>
      <text:p text:style-name="P2">DELETE FROM Library WHERE Book_ID = 2;</text:p>
      <text:p text:style-name="P2">COMMIT;</text:p>
      <text:p text:style-name="P2">-- 10. Display audit trail output</text:p>
      <text:p text:style-name="P2">SET SERVEROUTPUT ON;</text:p>
      <text:p text:style-name="P2">BEGIN</text:p>
      <text:p text:style-name="P2"><text:s text:c="2"/>FOR rec IN (SELECT * FROM Library_Audit ORDER BY Audit_Timestamp) LOOP</text:p>
      <text:p text:style-name="P2"><text:s text:c="4"/>DBMS_OUTPUT.PUT_LINE(</text:p>
      <text:p text:style-name="P2"><text:s text:c="6"/>'Audit_ID=' || rec.Audit_ID || </text:p>
      <text:p text:style-name="P2"><text:s text:c="6"/>', Book_ID=' || rec.Book_ID || </text:p>
      <text:p text:style-name="P2"><text:s text:c="6"/>', Title=' || rec.Title || </text:p>
      <text:p text:style-name="P2"><text:s text:c="6"/>', Operation=' || rec.Operation || </text:p>
      <text:p text:style-name="P2"><text:s text:c="6"/>', Time=' || TO_CHAR(rec.Audit_Timestamp, 'YYYY-MM-DD HH24:MI:SS')</text:p>
      <text:p text:style-name="P2"><text:s text:c="4"/>);</text:p>
      <text:p text:style-name="P2"><text:soft-page-break/><text:s text:c="2"/>END LOOP;</text:p>
      <text:p text:style-name="P2">END;</text:p>
      <text:p text:style-name="P2">/</text:p>
      <text:p text:style-name="P1">Output </text:p>
      <text:p text:style-name="P2">SQL&gt; @lib.sql</text:p>
      <text:p text:style-name="P2">PL/SQL procedure successfully completed.</text:p>
      <text:p text:style-name="P2">PL/SQL procedure successfully completed.</text:p>
      <text:p text:style-name="P2">PL/SQL procedure successfully completed.</text:p>
      <text:p text:style-name="P2">PL/SQL procedure successfully completed.</text:p>
      <text:p text:style-name="P2">PL/SQL procedure successfully completed.</text:p>
      <text:p text:style-name="P2">PL/SQL procedure successfully completed.</text:p>
      <text:p text:style-name="P2">Table created.</text:p>
      <text:p text:style-name="P2">Table created.</text:p>
      <text:p text:style-name="P2">Sequence created.</text:p>
      <text:p text:style-name="P2">Trigger created.</text:p>
      <text:p text:style-name="P2">Trigger created.</text:p>
      <text:p text:style-name="P2">Trigger created.</text:p>
      <text:p text:style-name="P2">1 row created.</text:p>
      <text:p text:style-name="P2">1 row created.</text:p>
      <text:p text:style-name="P2">1 row created.</text:p>
      <text:p text:style-name="P2">1 row created.</text:p>
      <text:p text:style-name="P2">1 row created.</text:p>
      <text:p text:style-name="P2">1 row created.</text:p>
      <text:p text:style-name="P2">1 row created.</text:p>
      <text:p text:style-name="P2">1 row created.</text:p>
      <text:p text:style-name="P2">Commit complete.</text:p>
      <text:p text:style-name="P2">1 row updated</text:p>
      <text:p text:style-name="P2">Commit complete.</text:p>
      <text:p text:style-name="P2">1 row deleted.</text:p>
      <text:p text:style-name="P2">Commit complete.</text:p>
      <text:p text:style-name="P2">Audit_ID=1, Book_ID=1, Title=The Hobbit, Operation=UPDATE, Time=2025-09-16</text:p>
      <text:p text:style-name="P2">15:06:10</text:p>
      <text:p text:style-name="P2">Audit_ID=2, Book_ID=2, Title=1984, Operation=DELETE, Time=2025-09-16 15:06:10</text:p>
      <text:p text:style-name="P2">PL/SQL procedure successfully completed.</text:p>
      <text:p text:style-name="P2">SQL&gt; select * from Library;</text:p>
      <text:p text:style-name="P2"><text:s text:c="3"/>BOOK_ID TITLE<text:tab/><text:tab/>AUTHOR<text:tab/><text:tab/> <text:s text:c="4"/>PUBLISHED_YEAR</text:p>
      <text:p text:style-name="P2">---------- -------------------- -------------------- --------------</text:p>
      <text:p text:style-name="P2">COPIES_AVAILABLE</text:p>
      <text:p text:style-name="P2">----------------</text:p>
      <text:p text:style-name="P2"><text:tab/> 1 The Hobbit<text:tab/><text:tab/>J.R.R. Tolkien<text:tab/><text:tab/> <text:s text:c="6"/>1937</text:p>
      <text:p text:style-name="P2"><text:tab/> <text:s text:c="6"/>4</text:p>
      <text:p text:style-name="P2"><text:tab/> 3 <text:s/>a Mockingbird<text:tab/>Harper Lee<text:tab/><text:tab/> <text:s text:c="6"/>1960</text:p>
      <text:p text:style-name="P2"><text:tab/> <text:s text:c="6"/>4</text:p>
      <text:p text:style-name="P2"><text:tab/> 4 Pride and Prejudice<text:tab/>Jane Austen<text:tab/><text:tab/> <text:s text:c="6"/>1813</text:p>
      <text:p text:style-name="P2"><text:tab/> <text:s text:c="6"/>6</text:p>
      <text:p text:style-name="P2"><text:s text:c="3"/>BOOK_ID TITLE<text:tab/><text:tab/>AUTHOR<text:tab/><text:tab/> <text:s text:c="4"/>PUBLISHED_YEAR</text:p>
      <text:p text:style-name="P2">---------- -------------------- -------------------- --------------</text:p>
      <text:p text:style-name="P2">COPIES_AVAILABLE</text:p>
      <text:p text:style-name="P2">----------------</text:p>
      <text:p text:style-name="P2"><text:tab/> 5 The Great Gatsby<text:tab/>F. Scott Fitzgerald<text:tab/> <text:s text:c="6"/>1925</text:p>
      <text:p text:style-name="P2"><text:tab/> <text:s text:c="6"/>2</text:p>
      <text:p text:style-name="P2"><text:tab/> 6 Moby Dick<text:tab/><text:tab/>Herman Melville <text:tab/> <text:s text:c="6"/>1851</text:p>
      <text:p text:style-name="P2"><text:tab/> <text:s text:c="6"/>1</text:p>
      <text:p text:style-name="P2"><text:tab/> 7 War and Peace<text:tab/>Leo Tolstoy<text:tab/><text:tab/> <text:s text:c="6"/>1869</text:p>
      <text:p text:style-name="P2"><text:tab/> <text:s text:c="6"/>3</text:p>
      <text:p text:style-name="P2"><text:s text:c="3"/>BOOK_ID TITLE<text:tab/><text:tab/>AUTHOR<text:tab/><text:tab/> <text:s text:c="4"/>PUBLISHED_YEAR</text:p>
      <text:p text:style-name="P2">---------- -------------------- -------------------- --------------</text:p>
      <text:p text:style-name="P2">COPIES_AVAILABLE</text:p>
      <text:p text:style-name="P2">----------------</text:p>
      <text:p text:style-name="P2"><text:tab/> 8 Hamlet<text:tab/><text:tab/>William Shakespeare<text:tab/> <text:s text:c="6"/>1603</text:p>
      <text:p text:style-name="P2"><text:tab/> <text:s text:c="6"/>7</text:p>
      <text:p text:style-name="P2">7 rows selected.</text:p>
      <text:p text:style-name="P2">SQL&gt; select * from Library_Audit;</text:p>
      <text:p text:style-name="P2"><text:s text:c="2"/>AUDIT_ID <text:s text:c="3"/>BOOK_ID TITLE<text:tab/><text:tab/> <text:s text:c="2"/>AUTHOR<text:tab/><text:tab/>PUBLISHED_YEAR</text:p>
      <text:p text:style-name="P2"><text:soft-page-break/>---------- ---------- -------------------- -------------------- --------------</text:p>
      <text:p text:style-name="P2">COPIES_AVAILABLE OPERATION</text:p>
      <text:p text:style-name="P2">---------------- ----------</text:p>
      <text:p text:style-name="P2">AUDIT_TIMESTAMP</text:p>
      <text:p text:style-name="P2">---------------------------------------------------------------------------</text:p>
      <text:p text:style-name="P2"><text:tab/> 1<text:tab/> <text:s text:c="3"/>1 The Hobbit<text:tab/> <text:s text:c="2"/>J.R.R. Tolkien<text:tab/><text:tab/> <text:s/>1937</text:p>
      <text:p text:style-name="P2"><text:tab/> <text:s text:c="6"/>5 UPDATE</text:p>
      <text:p text:style-name="P2">16-09-25 03:06:10.084174 PM</text:p>
      <text:p text:style-name="P2"><text:tab/> 2<text:tab/> <text:s text:c="3"/>2 1984<text:tab/><text:tab/> <text:s text:c="2"/>George Orwell<text:tab/><text:tab/> <text:s/>1949</text:p>
      <text:p text:style-name="P2"><text:tab/> <text:s text:c="6"/>3 DELETE</text:p>
      <text:p text:style-name="P2">16-09-25 03:06:10.085892 P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5:07:43.814959542</meta:creation-date>
    <dc:date>2025-09-16T15:23:28.963399913</dc:date>
    <meta:editing-duration>PT5M35S</meta:editing-duration>
    <meta:editing-cycles>1</meta:editing-cycles>
    <meta:document-statistic meta:table-count="0" meta:image-count="0" meta:object-count="0" meta:page-count="4" meta:paragraph-count="203" meta:word-count="704" meta:character-count="5718" meta:non-whitespace-character-count="4672"/>
    <meta:generator>LibreOffice/7.3.7.2$Linux_X86_64 LibreOffice_project/30$Build-2</meta:generator>
  </office:meta>
</office:document-meta>
</file>